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50%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00%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184c47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00%"/>
      <style:text-properties officeooo:paragraph-rsid="00184c47"/>
    </style:style>
    <style:style style:name="P13" style:family="paragraph" style:parent-style-name="Standard">
      <style:paragraph-properties fo:line-height="100%"/>
      <style:text-properties style:font-name="Bitstream Charter" fo:font-size="7pt" officeooo:paragraph-rsid="00184c47" style:font-size-asian="7pt" style:font-size-complex="7pt"/>
    </style:style>
    <style:style style:name="T1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9pt" fo:font-style="normal" fo:text-shadow="none" style:text-underline-style="none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normal" officeooo:rsid="00184c47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erif" fo:font-size="8pt" fo:font-style="normal" fo:text-shadow="none" style:text-underline-style="none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8pt" style:font-size-asian="8pt" style:font-size-complex="8pt"/>
    </style:style>
    <style:style style:name="T10" style:family="text">
      <style:text-properties style:font-name="Liberation Serif" officeooo:rsid="00184c47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184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7">{{{nisn_umber+id_num}}}</text:span></text:p>
            <text:p text:style-name="P4"><text:s text:c="74"/><text:span text:style-name="T12">{{{++limit+providertraining+training+name}}} <text:s text:c="46"/>{{{+graduation_month}}} {{{+graduation_year}}}</text:span></text:p>
            <text:p text:style-name="P8"/>
            <text:p text:style-name="P8"/>
            <text:p text:style-name="P9"/>
            <text:p text:style-name="P13"><text:span text:style-name="T8"><text:s text:c="64"/></text:span><text:span text:style-name="T4">P</text:span><text:span text:style-name="T5">rinciples of P</text:span><text:span text:style-name="T4">sychiatric Nursing </text:span><text:span text:style-name="T9"><text:s text:c="61"/></text:span><text:span text:style-name="T2">{{{exam_grade_paper_i+name}}}</text:span></text:p>
            <text:p text:style-name="P7"><text:s text:c="56"/>Psyc<text:span text:style-name="T13">h</text:span>ology and <text:span text:style-name="T13">Paediatric Nursing</text:span> <text:s text:c="58"/><text:span text:style-name="T11">{{{exam_grade_paper_ii+name}}}</text:span></text:p>
            <text:p text:style-name="P11"><text:s text:c="56"/>Medical Surgical Nursing and <text:span text:style-name="T13">Pharmacology</text:span> <text:s text:c="42"/><text:span text:style-name="T11">{{{exam_grade_paper_iii+name}}}</text:span></text:p>
            <text:p text:style-name="P12"><text:span text:style-name="T6"><text:s text:c="56"/></text:span><text:span text:style-name="T4">Primary Health Care </text:span><text:span text:style-name="T5">and </text:span><text:span text:style-name="T4">Health Service M</text:span><text:span text:style-name="T5">anagement</text:span><text:span text:style-name="T6"> <text:s text:c="28"/></text:span><text:span text:style-name="T3">{{{exam_grade_paper_iv+name}}}</text:span></text:p>
            <text:p text:style-name="P11"><text:s text:c="56"/>Oral <text:span text:style-name="T13">and</text:span> Practicals <text:s text:c="84"/><text:span text:style-name="T11">{{{exam_grade_paper_v+name}}}</text:span></text:p>
            <text:p text:style-name="P10"><text:span text:style-name="T4"><text:s text:c="56"/>Research <text:s text:c="100"/></text:span><text:span text:style-name="T11">{{{exam_grade_paper_vi+name}}}</text:span></text:p>
            <text:p text:style-name="P6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6-11-06T23:45:42.653814484</dc:date>
    <meta:editing-duration>PT7H10M38S</meta:editing-duration>
    <meta:editing-cycles>99</meta:editing-cycles>
    <meta:generator>LibreOffice/4.2.8.2$Linux_X86_64 LibreOffice_project/420m0$Build-2</meta:generator>
    <meta:document-statistic meta:table-count="1" meta:image-count="0" meta:object-count="0" meta:page-count="1" meta:paragraph-count="12" meta:word-count="50" meta:character-count="1914" meta:non-whitespace-character-count="670"/>
  </office:meta>
</office:document-meta>
</file>